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2025-02-03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4824" calcext:value-type="float">
            <text:p>34.0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2024-02-19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2022-11-17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2022-02-16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2020-02-19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9" calcext:value-type="float">
            <text:p>33.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2019-02-13 2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1088" calcext:value-type="float">
            <text:p>33.8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2018-02-14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2017-02-22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708" calcext:value-type="float">
            <text:p>33.7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6664" calcext:value-type="float">
            <text:p>33.5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201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201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201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201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200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0064" calcext:value-type="float">
            <text:p>34.0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200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200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200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199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199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199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199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199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199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199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199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199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199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3112" calcext:value-type="float">
            <text:p>34.0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198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1987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198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198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9456" calcext:value-type="float">
            <text:p>34.5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198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198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1624" calcext:value-type="float">
            <text:p>35.0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197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1977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197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197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956" calcext:value-type="float">
            <text:p>34.5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197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197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7136" calcext:value-type="float">
            <text:p>34.9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197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5632" calcext:value-type="float">
            <text:p>35.1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197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197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332" calcext:value-type="float">
            <text:p>34.1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196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196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196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196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7496" calcext:value-type="float">
            <text:p>34.0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196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4304" calcext:value-type="float">
            <text:p>33.6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195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195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195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902</text:p>
          </table:table-cell>
          <table:table-cell office:value-type="string" calcext:value-type="string">
            <text:p>195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8" meta:object-count="0"/>
    <meta:user-defined meta:name="AppVersion">3.0</meta:user-defined>
  </office:meta>
</office:document-meta>
</file>